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8700007B61000055609A593766.svm"/>
  <manifest:file-entry manifest:media-type="" manifest:full-path="Pictures/2000008700004DCD00004219241844A6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Preformatted_20_Text">
      <style:text-properties style:font-name="맑은 고딕" fo:font-size="9.5pt" style:font-name-asian="맑은 고딕" style:font-size-asian="9.5pt" style:font-size-complex="9.5pt"/>
    </style:style>
    <style:style style:name="P2" style:family="paragraph" style:parent-style-name="Preformatted_20_Text">
      <style:text-properties style:font-name="맑은 고딕" style:font-name-asian="맑은 고딕"/>
    </style:style>
    <style:style style:name="P3" style:family="paragraph" style:parent-style-name="Standard">
      <style:text-properties fo:color="#008000" style:font-name="맑은 고딕" fo:font-size="10pt" fo:language="zxx" fo:country="none" style:font-name-asian="맑은 고딕" style:font-size-asian="10pt" style:font-size-complex="10pt"/>
    </style:style>
    <style:style style:name="P4" style:family="paragraph" style:parent-style-name="Standard">
      <style:paragraph-properties style:text-autospace="none"/>
      <style:text-properties fo:color="#008000" style:font-name="맑은 고딕" fo:font-size="10pt" fo:language="zxx" fo:country="none" style:font-name-asian="맑은 고딕" style:font-size-asian="10pt" style:font-size-complex="10pt"/>
    </style:style>
    <style:style style:name="P5" style:family="paragraph" style:parent-style-name="Standard">
      <style:text-properties style:font-name="맑은 고딕" style:font-name-asian="맑은 고딕"/>
    </style:style>
    <style:style style:name="P6" style:family="paragraph" style:parent-style-name="Standard">
      <style:paragraph-properties style:text-autospace="none"/>
      <style:text-properties style:font-name="맑은 고딕" style:font-name-asian="맑은 고딕"/>
    </style:style>
    <style:style style:name="P7" style:family="paragraph" style:parent-style-name="Standard">
      <style:paragraph-properties style:text-autospace="none"/>
      <style:text-properties style:font-name="맑은 고딕"/>
    </style:style>
    <style:style style:name="P8" style:family="paragraph" style:parent-style-name="Standard">
      <style:paragraph-properties style:text-autospace="none"/>
      <style:text-properties style:use-window-font-color="true" style:font-name="맑은 고딕" fo:font-size="10pt" fo:language="zxx" fo:country="none" style:font-size-asian="10pt" style:font-size-complex="10pt"/>
    </style:style>
    <style:style style:name="P9" style:family="paragraph" style:parent-style-name="Heading_20_1">
      <style:text-properties style:font-name="맑은 고딕" style:font-name-asian="맑은 고딕" style:language-asian="ko" style:country-asian="KR"/>
    </style:style>
    <style:style style:name="P10" style:family="paragraph" style:parent-style-name="Heading_20_2">
      <style:text-properties style:font-name="맑은 고딕" style:font-name-asian="맑은 고딕"/>
    </style:style>
    <style:style style:name="P11" style:family="paragraph" style:parent-style-name="Text_20_body" style:list-style-name="L1">
      <style:paragraph-properties fo:margin-top="0cm" fo:margin-bottom="0cm"/>
      <style:text-properties style:font-name="맑은 고딕" style:font-name-asian="맑은 고딕"/>
    </style:style>
    <style:style style:name="P12" style:family="paragraph" style:parent-style-name="Text_20_body">
      <style:paragraph-properties fo:margin-top="0cm" fo:margin-bottom="0cm"/>
      <style:text-properties style:font-name="맑은 고딕" style:font-name-asian="맑은 고딕" style:language-asian="ko" style:country-asian="KR"/>
    </style:style>
    <style:style style:name="P13" style:family="paragraph" style:parent-style-name="Text_20_body" style:list-style-name="L1">
      <style:paragraph-properties fo:margin-top="0cm" fo:margin-bottom="0cm"/>
      <style:text-properties style:font-name="맑은 고딕" style:font-name-asian="맑은 고딕" style:language-asian="ko" style:country-asian="KR"/>
    </style:style>
    <style:style style:name="P14" style:family="paragraph" style:parent-style-name="Text_20_body" style:list-style-name="L2">
      <style:paragraph-properties fo:margin-top="0cm" fo:margin-bottom="0cm"/>
      <style:text-properties style:font-name="맑은 고딕" style:font-name-asian="맑은 고딕" style:language-asian="ko" style:country-asian="KR"/>
    </style:style>
    <style:style style:name="P15" style:family="paragraph" style:parent-style-name="Standard">
      <style:paragraph-properties style:text-autospace="none"/>
      <style:text-properties style:use-window-font-color="true" style:font-name="맑은 고딕" fo:font-size="10pt" fo:language="zxx" fo:country="none" style:font-name-asian="맑은 고딕" style:font-size-asian="10pt" style:language-asian="ko" style:country-asian="KR" style:font-size-complex="10pt"/>
    </style:style>
    <style:style style:name="P16" style:family="paragraph" style:parent-style-name="Standard">
      <style:text-properties style:use-window-font-color="true" style:font-name="맑은 고딕" fo:font-size="10pt" fo:language="zxx" fo:country="none" style:font-name-asian="맑은 고딕" style:font-size-asian="10pt" style:font-size-complex="10pt"/>
    </style:style>
    <style:style style:name="P17" style:family="paragraph" style:parent-style-name="Standard">
      <style:paragraph-properties style:text-autospace="none"/>
      <style:text-properties style:use-window-font-color="true" style:font-name="맑은 고딕" fo:font-size="10pt" fo:language="zxx" fo:country="none" style:font-name-asian="맑은 고딕" style:font-size-asian="10pt" style:font-size-complex="10pt"/>
    </style:style>
    <style:style style:name="P18" style:family="paragraph" style:parent-style-name="Standard">
      <style:paragraph-properties style:text-autospace="none"/>
      <style:text-properties style:use-window-font-color="true" style:font-name="맑은 고딕" fo:font-size="10pt" fo:language="zxx" fo:country="none" style:font-size-asian="10pt" style:font-size-complex="10pt"/>
    </style:style>
    <style:style style:name="P19" style:family="paragraph" style:parent-style-name="Standard">
      <style:paragraph-properties fo:line-height="100%"/>
      <style:text-properties style:use-window-font-color="true" style:font-name="맑은 고딕" fo:font-size="10pt" fo:language="zxx" fo:country="none" style:font-name-asian="맑은 고딕" style:font-size-asian="10pt" style:font-size-complex="10pt"/>
    </style:style>
    <style:style style:name="P20" style:family="paragraph" style:parent-style-name="Standard">
      <style:paragraph-properties fo:line-height="100%"/>
      <style:text-properties style:use-window-font-color="true" style:font-name="맑은 고딕" fo:font-size="10pt" fo:language="zxx" fo:country="none" style:font-name-asian="맑은 고딕" style:font-size-asian="10pt" style:language-asian="ko" style:country-asian="KR" style:font-size-complex="10pt"/>
    </style:style>
    <style:style style:name="P21" style:family="paragraph" style:parent-style-name="Standard" style:list-style-name="">
      <style:paragraph-properties fo:line-height="100%" style:text-autospace="none"/>
      <style:text-properties style:use-window-font-color="true" style:font-name="맑은 고딕" fo:font-size="10pt" fo:language="none" fo:country="none" style:font-name-asian="맑은 고딕" style:font-size-asian="10pt" style:font-size-complex="10pt"/>
    </style:style>
    <style:style style:name="P22" style:family="paragraph" style:parent-style-name="Standard">
      <style:paragraph-properties fo:line-height="80%"/>
      <style:text-properties style:use-window-font-color="true" style:font-name="맑은 고딕" fo:font-size="7pt" fo:language="none" fo:country="none" style:font-name-asian="맑은 고딕" style:font-size-asian="7pt" style:font-size-complex="7pt"/>
    </style:style>
    <style:style style:name="P23" style:family="paragraph" style:parent-style-name="Standard" style:list-style-name="">
      <style:paragraph-properties fo:line-height="80%" style:text-autospace="none"/>
      <style:text-properties style:use-window-font-color="true" style:font-name="맑은 고딕" fo:font-size="7pt" fo:language="none" fo:country="none" style:font-name-asian="맑은 고딕" style:font-size-asian="7pt" style:font-size-complex="7pt"/>
    </style:style>
    <style:style style:name="P24" style:family="paragraph" style:parent-style-name="Standard" style:list-style-name="">
      <style:paragraph-properties fo:line-height="100%" style:text-autospace="none"/>
      <style:text-properties style:font-name="맑은 고딕" style:font-name-asian="맑은 고딕"/>
    </style:style>
    <style:style style:name="P25" style:family="paragraph" style:parent-style-name="Standard" style:list-style-name="">
      <style:paragraph-properties fo:line-height="80%" style:text-autospace="none"/>
      <style:text-properties style:font-name="맑은 고딕" fo:font-size="7pt" style:font-name-asian="맑은 고딕" style:font-size-asian="7pt" style:font-size-complex="7pt"/>
    </style:style>
    <style:style style:name="P26" style:family="paragraph" style:parent-style-name="Heading_20_2">
      <style:paragraph-properties fo:margin-top="0cm" fo:margin-bottom="0cm"/>
      <style:text-properties style:font-name="맑은 고딕" style:font-name-asian="맑은 고딕" style:language-asian="ko" style:country-asian="KR"/>
    </style:style>
    <style:style style:name="P27" style:family="paragraph" style:parent-style-name="Preformatted_20_Text">
      <style:text-properties style:use-window-font-color="true" style:font-name="맑은 고딕" fo:font-size="10pt" fo:language="zxx" fo:country="none" style:font-name-asian="맑은 고딕" style:font-size-asian="10pt" style:language-asian="ko" style:country-asian="KR" style:font-size-complex="10pt"/>
    </style:style>
    <style:style style:name="P28" style:family="paragraph" style:parent-style-name="Preformatted_20_Text">
      <style:text-properties style:use-window-font-color="true" style:font-name="맑은 고딕" fo:font-size="10pt" fo:language="zxx" fo:country="none" style:font-name-asian="맑은 고딕" style:font-size-asian="10pt" style:font-size-complex="10pt"/>
    </style:style>
    <style:style style:name="P29" style:family="paragraph" style:parent-style-name="Preformatted_20_Text">
      <style:text-properties fo:color="#010001" style:font-name="맑은 고딕" fo:font-size="10pt" fo:language="zxx" fo:country="none" style:font-name-asian="맑은 고딕" style:font-size-asian="10pt" style:font-size-complex="10pt"/>
    </style:style>
    <style:style style:name="T1" style:family="text">
      <style:text-properties style:language-asian="ko" style:country-asian="KR"/>
    </style:style>
    <style:style style:name="T2" style:family="text">
      <style:text-properties fo:color="#010001"/>
    </style:style>
    <style:style style:name="T3" style:family="text">
      <style:text-properties fo:color="#010001" fo:font-size="10pt" fo:language="zxx" fo:country="none" style:font-size-asian="10pt" style:font-size-complex="10pt"/>
    </style:style>
    <style:style style:name="T4" style:family="text">
      <style:text-properties fo:color="#010001" fo:font-size="10pt" fo:language="none" fo:country="none" style:font-size-asian="10pt" style:font-size-complex="10pt"/>
    </style:style>
    <style:style style:name="T5" style:family="text">
      <style:text-properties fo:color="#010001" fo:language="none" fo:country="none"/>
    </style:style>
    <style:style style:name="T6" style:family="text">
      <style:text-properties style:use-window-font-color="true" fo:font-size="10pt" fo:language="zxx" fo:country="none" style:font-size-asian="10pt" style:font-size-complex="10pt"/>
    </style:style>
    <style:style style:name="T7" style:family="text">
      <style:text-properties style:use-window-font-color="true" fo:font-size="10pt" fo:language="zxx" fo:country="none" style:font-name-asian="맑은 고딕" style:font-size-asian="10pt" style:font-size-complex="10pt"/>
    </style:style>
    <style:style style:name="T8" style:family="text">
      <style:text-properties style:use-window-font-color="true" fo:font-size="10pt" fo:language="none" fo:country="none" style:font-size-asian="10pt" style:font-size-complex="10pt"/>
    </style:style>
    <style:style style:name="T9" style:family="text">
      <style:text-properties style:use-window-font-color="true" fo:language="none" fo:country="none"/>
    </style:style>
    <style:style style:name="T10" style:family="text">
      <style:text-properties fo:color="#0000ff"/>
    </style:style>
    <style:style style:name="T11" style:family="text">
      <style:text-properties fo:color="#0000ff" fo:font-size="10pt" fo:language="zxx" fo:country="none" style:font-size-asian="10pt" style:font-size-complex="10pt"/>
    </style:style>
    <style:style style:name="T12" style:family="text">
      <style:text-properties fo:color="#0000ff" fo:font-size="10pt" fo:language="none" fo:country="none" style:font-size-asian="10pt" style:font-size-complex="10pt"/>
    </style:style>
    <style:style style:name="T13" style:family="text">
      <style:text-properties fo:color="#0000ff" fo:language="none" fo:country="none"/>
    </style:style>
    <style:style style:name="T14" style:family="text">
      <style:text-properties fo:color="#008000" fo:font-size="10pt" fo:language="none" fo:country="none" style:font-size-asian="10pt" style:font-size-complex="10pt"/>
    </style:style>
    <style:style style:name="T15" style:family="text">
      <style:text-properties fo:color="#008000" fo:language="none" fo:country="none"/>
    </style:style>
    <style:style style:name="T16" style:family="text">
      <style:text-properties fo:language="none" fo:country="none"/>
    </style:style>
    <style:style style:name="T17" style:family="text">
      <style:text-properties fo:color="#a31515" fo:font-size="10pt" fo:language="none" fo:country="none" style:font-size-asian="10pt" style:font-size-complex="10pt"/>
    </style:style>
    <style:style style:name="T18" style:family="text">
      <style:text-properties fo:color="#a31515" fo:language="none" fo:country="none"/>
    </style:style>
    <style:style style:name="fr1" style:family="graphic" style:parent-style-name="Frame">
      <style:graphic-properties style:vertical-pos="top" style:vertical-rel="baseline" style:horizontal-pos="center" style:horizontal-rel="paragraph-content" fo:background-color="#e6e6e6" style:background-transparency="0%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#e6e6e6" style:background-transparency="0%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프레임6" text:anchor-type="page" text:anchor-page-number="5" svg:x="2.196cm" svg:y="18.759cm" svg:width="16.595cm" draw:z-index="7">
        <draw:text-box fo:min-height="7.479cm">
          <text:p text:style-name="P22"><text:span text:style-name="T10">void</text:span> <text:span text:style-name="T2">MPxTcDynamicActorNodesGroup</text:span>::<text:span text:style-name="T2">StartPhysicSimulation</text:span>( <text:span text:style-name="T10">const</text:span> <text:span text:style-name="T2">std</text:span>::<text:span text:style-name="T2">vector</text:span>&lt;<text:span text:style-name="T2">std</text:span>::<text:span text:style-name="T2">string</text:span>&gt;&amp; <text:span text:style-name="T2">_rActorNodeName</text:span>, <text:span text:style-name="T10">const</text:span> <text:span text:style-name="T2">vec3</text:span>&amp; <text:span text:style-name="T2">_rForce</text:span>,</text:p>
          <text:p text:style-name="P22"><text:span text:style-name="T10"><text:tab/><text:tab/><text:tab/><text:tab/><text:tab/>const</text:span> <text:span text:style-name="T2">vec3</text:span>&amp; <text:span text:style-name="T2">_rForceWorldPosition</text:span>, <text:span text:style-name="T10">const</text:span> <text:span text:style-name="T10">char</text:span>* <text:span text:style-name="T2">_pSzDeletionChunck</text:span>)</text:p>
          <text:p text:style-name="P23">{</text:p>
          <text:p text:style-name="P25"><text:span text:style-name="T9"><text:tab/></text:span><text:span text:style-name="T5">StopPhysicSimulation</text:span><text:span text:style-name="T9">();</text:span></text:p>
          <text:p text:style-name="P23"/>
          <text:p text:style-name="P25"><text:span text:style-name="T9"><text:tab/></text:span><text:span text:style-name="T5">m_pPxObjectDynamicBody</text:span><text:span text:style-name="T9"> = </text:span><text:span text:style-name="T5">MPhysX</text:span><text:span text:style-name="T9">::</text:span><text:span text:style-name="T5">GetInstance</text:span><text:span text:style-name="T9">()-&gt;</text:span><text:span text:style-name="T5">CreatePxObject</text:span><text:span text:style-name="T9">&lt;</text:span><text:span text:style-name="T5">physx</text:span><text:span text:style-name="T9">::</text:span><text:span text:style-name="T5">MPxObjDynamic</text:span><text:span text:style-name="T9">&gt;();</text:span></text:p>
          <text:p text:style-name="P25"><text:span text:style-name="T9"><text:tab/></text:span><text:span text:style-name="T5">m_pDynamicBodyEntity</text:span><text:span text:style-name="T9">-&gt;</text:span><text:span text:style-name="T5">ResetDynamicBodyEntity</text:span><text:span text:style-name="T9">(</text:span><text:span text:style-name="T5">m_pActor</text:span><text:span text:style-name="T9">, </text:span><text:span text:style-name="T5">_rActorNodeName</text:span><text:span text:style-name="T9">, </text:span><text:span text:style-name="T5">_pSzDeletionChunck</text:span><text:span text:style-name="T9">);</text:span></text:p>
          <text:p text:style-name="P25"><text:span text:style-name="T9"><text:tab/></text:span><text:span text:style-name="T5">m_pPxObjectDynamicBody</text:span><text:span text:style-name="T9">-&gt;</text:span><text:span text:style-name="T5">RegisterDynamicObjectEntity</text:span><text:span text:style-name="T9">(</text:span><text:span text:style-name="T5">m_pDynamicBodyEntity</text:span><text:span text:style-name="T9">);</text:span></text:p>
          <text:p text:style-name="P25"><text:span text:style-name="T9"><text:tab/></text:span><text:span text:style-name="T13">if</text:span><text:span text:style-name="T9"> (</text:span><text:span text:style-name="T5">m_pPxObjectDynamicBody</text:span><text:span text:style-name="T9">-&gt;</text:span><text:span text:style-name="T5">AddSubActorFromEntity</text:span><text:span text:style-name="T9">()) {</text:span></text:p>
          <text:p text:style-name="P25"><text:span text:style-name="T9"><text:tab/><text:tab/></text:span><text:span text:style-name="T15">// set collision group</text:span></text:p>
          <text:p text:style-name="P25"><text:span text:style-name="T9"><text:tab/><text:tab/></text:span><text:span text:style-name="T13">bool</text:span><text:span text:style-name="T9"> </text:span><text:span text:style-name="T5">bSelfGroupCollision</text:span><text:span text:style-name="T9"> = </text:span><text:span text:style-name="T13">false</text:span><text:span text:style-name="T9">;</text:span></text:p>
          <text:p text:style-name="P25"><text:span text:style-name="T9"><text:tab/><text:tab/></text:span><text:span text:style-name="T13">if</text:span><text:span text:style-name="T9"> (</text:span><text:span text:style-name="T5">m_pOwnerActorNodeTC</text:span><text:span text:style-name="T9">-&gt;</text:span><text:span text:style-name="T5">IsLinkedAtDynamicActorNode</text:span><text:span text:style-name="T9">()) </text:span><text:span text:style-name="T5">bSelfGroupCollision</text:span><text:span text:style-name="T9"> = </text:span><text:span text:style-name="T13">true</text:span><text:span text:style-name="T9">;</text:span></text:p>
          <text:p text:style-name="P25"><text:span text:style-name="T9"><text:tab/><text:tab/></text:span><text:span text:style-name="T15">//int nCollisionGroup = MPhysX::GetInstance()-&gt;GetDefaultDynamicObjectCollisionGroupId(bSelfGroupCollision);</text:span></text:p>
          <text:p text:style-name="P25"><text:span text:style-name="T9"><text:tab/><text:tab/></text:span><text:span text:style-name="T13">int</text:span><text:span text:style-name="T9"> </text:span><text:span text:style-name="T5">nCollisionGroup</text:span><text:span text:style-name="T9"> = </text:span><text:span text:style-name="T5">MPhysX</text:span><text:span text:style-name="T9">::</text:span><text:span text:style-name="T5">GetInstance</text:span><text:span text:style-name="T9">()-&gt;</text:span><text:span text:style-name="T5">GetDefaultDynamicObjectCollisionGroupId</text:span><text:span text:style-name="T9">(</text:span><text:span text:style-name="T13">true</text:span><text:span text:style-name="T9">);</text:span></text:p>
          <text:p text:style-name="P25"><text:span text:style-name="T9"><text:tab/><text:tab/></text:span><text:span text:style-name="T5">m_pDynamicBodyEntity</text:span><text:span text:style-name="T9">-&gt;</text:span><text:span text:style-name="T5">SetCollisionGroup</text:span><text:span text:style-name="T9">(</text:span><text:span text:style-name="T5">nCollisionGroup</text:span><text:span text:style-name="T9">);</text:span></text:p>
          <text:p text:style-name="P23"/>
          <text:p text:style-name="P25"><text:span text:style-name="T9"><text:tab/><text:tab/></text:span><text:span text:style-name="T15">// activate subactor</text:span></text:p>
          <text:p text:style-name="P25"><text:span text:style-name="T9"><text:tab/><text:tab/></text:span><text:span text:style-name="T5">m_pPxObjectDynamicBody</text:span><text:span text:style-name="T9">-&gt;</text:span><text:span text:style-name="T5">ActivateSubActorsAll</text:span><text:span text:style-name="T9">();</text:span></text:p>
          <text:p text:style-name="P25"><text:span text:style-name="T9"><text:tab/><text:tab/></text:span><text:span text:style-name="T5">m_pPxObjectDynamicBody</text:span><text:span text:style-name="T9">-&gt;</text:span><text:span text:style-name="T5">ApplyForce</text:span><text:span text:style-name="T9">(</text:span><text:span text:style-name="T5">_rForce</text:span><text:span text:style-name="T9">, </text:span><text:span text:style-name="T5">_rForceWorldPosition</text:span><text:span text:style-name="T9">);</text:span></text:p>
          <text:p text:style-name="P25"><text:span text:style-name="T9"><text:tab/>}</text:span><text:span text:style-name="T13">else</text:span><text:span text:style-name="T9">{</text:span></text:p>
          <text:p text:style-name="P25"><text:span text:style-name="T9"><text:tab/><text:tab/></text:span><text:span text:style-name="T5">mlog</text:span><text:span text:style-name="T9">(</text:span><text:span text:style-name="T18">"failed adding shape in physx\n"</text:span><text:span text:style-name="T9">);</text:span></text:p>
          <text:p text:style-name="P25"><text:span text:style-name="T9"><text:tab/><text:tab/></text:span><text:span text:style-name="T5">StopPhysicSimulation</text:span><text:span text:style-name="T9">();</text:span></text:p>
          <text:p text:style-name="P23"><text:tab/>}</text:p>
          <text:p text:style-name="P23">}</text:p>
        </draw:text-box>
      </draw:frame>
      <text:h text:style-name="P9" text:outline-level="1">Physics Simulation for RaiderZ</text:h>
      <text:h text:style-name="P10" text:outline-level="2"><draw:frame draw:style-name="fr3" draw:name="그림1" text:anchor-type="paragraph" svg:x="0cm" svg:y="0cm" svg:width="17cm" svg:height="11.763cm" draw:z-index="0"><draw:image xlink:href="Pictures/2000018700007B61000055609A593766.svm" xlink:type="simple" xlink:show="embed" xlink:actuate="onLoad"/></draw:frame>MPhysX</text:h>
      <text:list xml:id="list29517492" text:style-name="L1">
        <text:list-item>
          <text:p text:style-name="P11">PhysX<text:span text:style-name="T1">의 Wrapper / 싱글턴</text:span></text:p>
        </text:list-item>
        <text:list-item>
          <text:p text:style-name="P13">물리 시뮬레이션에 관련된 Nx 객체 : NxScene, NxActor</text:p>
        </text:list-item>
        <text:list-item>
          <text:p text:style-name="P13">NxActor를 NxShape을 이용해 만든후 NxScene에 삽입, 이후 NxScene::simulate 호출</text:p>
        </text:list-item>
        <text:list-item>
          <text:p text:style-name="P13">NxScene::createActor 메쏘드를 호출시에 NxActor를 생성하면서 씬에 삽입하는 구조</text:p>
        </text:list-item>
        <text:list-item>
          <text:p text:style-name="P13">NxActor에 대응하는 MPhysX 객체 : MPhysXObject</text:p>
        </text:list-item>
        <text:list-item>
          <text:p text:style-name="P13">NxShpae에 대응하는 MPhysX 객체 : MphysXShape</text:p>
        </text:list-item>
        <text:list-item>
          <text:p text:style-name="P13">충돌 바닥면등을 위한 MPxObjStatic과 브레이커블 파츠에 쓰이는 MpxObjDynamic</text:p>
        </text:list-item>
        <text:list-item>
          <text:p text:style-name="P13">그외의 MPxObject는 현재 사용하는 곳이 없다.</text:p>
        </text:list-item>
      </text:list>
      <text:h text:style-name="P10" text:outline-level="2">RActor<text:span text:style-name="T1">Node</text:span> : RMeshNode <text:s/>= NxActor : NxShape</text:h>
      <text:list xml:id="list29495383" text:style-name="L2">
        <text:list-item>
          <text:p text:style-name="P14">시뮬레이션된 NxActor 객체의 좌표는 RActorNode의 Transform에 대응</text:p>
        </text:list-item>
        <text:list-item>
          <text:p text:style-name="P14">NxActor가 사용하는 Shape은 RMeshNode에 대응</text:p>
        </text:list-item>
        <text:list-item>
          <text:p text:style-name="P14">RActor는 RActorNode들의 집합체(씬노드), RMesh는 RMeshNode들의 집합체(리소스)</text:p>
        </text:list-item>
      </text:list>
      <text:h text:style-name="P10" text:outline-level="2"><text:soft-page-break/>Notification</text:h>
      <text:list xml:id="list30412264" text:continue-numbering="true" text:style-name="L2">
        <text:list-item>
          <text:p text:style-name="P14">충돌여부등의 이벤트를 수신할 객체 필요</text:p>
        </text:list-item>
        <text:list-item>
          <text:p text:style-name="P14">RealSpace가 이러한 notification을 받을 이유가 없다</text:p>
        </text:list-item>
        <text:list-item>
          <text:p text:style-name="P14">MPhysX로부터 notification을 수신할 객체 필요.</text:p>
        </text:list-item>
        <text:list-item>
          <text:p text:style-name="P14">MPhysX와 RealSpace를 연결해줄 객체도 필요</text:p>
        </text:list-item>
      </text:list>
      <text:h text:style-name="P10" text:outline-level="2">MPhysX4R</text:h>
      <text:list xml:id="list30384338" text:continue-numbering="true" text:style-name="L2">
        <text:list-item>
          <text:p text:style-name="P14">Builder</text:p>
          <text:list>
            <text:list-item>
              <text:p text:style-name="P14">RealSapce 객체로 부터 MPhysX(PhysX)에 적합한 객체 생성</text:p>
            </text:list-item>
            <text:list-item>
              <text:p text:style-name="P14">MPxObjDynamic : RPhysXDynamicActorNodeBuilder</text:p>
              <text:p text:style-name="P14"><draw:frame draw:style-name="fr1" draw:name="프레임1" text:anchor-type="as-char" svg:width="13.564cm" draw:z-index="1"><draw:text-box fo:min-height="5.186cm"><text:p text:style-name="P1"><text:span text:style-name="T3">RPhysXDynamicActorNodeBuilder</text:span><text:span text:style-name="T6"> </text:span><text:span text:style-name="T3">builder</text:span><text:span text:style-name="T6">;</text:span></text:p><text:p text:style-name="P27">...</text:p><text:p text:style-name="P3">// 빌더에더하기</text:p><text:p text:style-name="P6"><text:span text:style-name="T3">builder</text:span><text:span text:style-name="T6">.</text:span><text:span text:style-name="T3">AddActorNodeInfo</text:span><text:span text:style-name="T6">(</text:span></text:p><text:p text:style-name="P6"><text:span text:style-name="T6"><text:tab/></text:span><text:span text:style-name="T11">new</text:span><text:span text:style-name="T6"> </text:span><text:span text:style-name="T3">RphysXDynamicActorNodeInfo</text:span><text:span text:style-name="T6">(</text:span></text:p><text:p text:style-name="P6"><text:span text:style-name="T6"><text:tab/><text:tab/><text:tab/></text:span><text:span text:style-name="T3">m_ActorNodeInfos</text:span><text:span text:style-name="T6">.</text:span><text:span text:style-name="T3">m_vecActorNodesList</text:span><text:span text:style-name="T6">[</text:span><text:span text:style-name="T3">i</text:span><text:span text:style-name="T6">], </text:span><text:span text:style-name="T3">pNxActor</text:span><text:span text:style-name="T6"> ) );</text:span></text:p><text:p text:style-name="P15">...</text:p><text:p text:style-name="P4">// building</text:p><text:p text:style-name="P6"><text:span text:style-name="T3">m_pPhysXActorController</text:span><text:span text:style-name="T6">-&gt;</text:span><text:span text:style-name="T3">BuildNxObject</text:span><text:span text:style-name="T6">(&amp;</text:span><text:span text:style-name="T3">builder</text:span><text:span text:style-name="T6">);</text:span></text:p></draw:text-box></draw:frame></text:p>
            </text:list-item>
            <text:list-item>
              <text:p text:style-name="P14">MPxObjStatic : RPxObjStaticSubActorBuilder</text:p>
              <text:p text:style-name="P14"><draw:frame draw:style-name="fr1" draw:name="프레임2" text:anchor-type="as-char" svg:width="13.492cm" draw:z-index="2"><draw:text-box fo:min-height="5.186cm"><text:p text:style-name="P1"><text:span text:style-name="T3">RPxObjStaticSubActorBuilder</text:span><text:span text:style-name="T6"> </text:span><text:span text:style-name="T3">rs3MeshBuilder</text:span><text:span text:style-name="T6">;</text:span></text:p><text:p text:style-name="P1"><text:span text:style-name="T3">rs3MeshBuilder</text:span><text:span text:style-name="T6">.</text:span><text:span text:style-name="T3">SetTerrain</text:span><text:span text:style-name="T6">( </text:span><text:span text:style-name="T3">pTerrain</text:span><text:span text:style-name="T6">, </text:span><text:span text:style-name="T3">nDivisionCount</text:span><text:span text:style-name="T6"> );</text:span></text:p><text:p text:style-name="P29"/><text:p text:style-name="P29">...</text:p><text:p text:style-name="P3">// 주변10미터를하나의섹터단위로한다.</text:p><text:p text:style-name="P6"><text:span text:style-name="T3">rs3MeshBuilder</text:span><text:span text:style-name="T6">.</text:span><text:span text:style-name="T3">SetCollisionTreeRootNode</text:span><text:span text:style-name="T6">(</text:span></text:p><text:p text:style-name="P6"><text:span text:style-name="T3">GetCollisionTree</text:span><text:span text:style-name="T6">()-&gt;</text:span><text:span text:style-name="T3">GetRootNode</text:span><text:span text:style-name="T6">(), 10000.f);</text:span></text:p><text:p text:style-name="P17"/><text:p text:style-name="P4">// 피직스스태틱바디빌드</text:p><text:p text:style-name="P6"><text:span text:style-name="T3">m_pPhysXStatic</text:span><text:span text:style-name="T6">-&gt;</text:span><text:span text:style-name="T3">AddStaticSubActorsFromBuilder</text:span><text:span text:style-name="T6">(</text:span><text:span text:style-name="T3">rs3MeshBuilder</text:span><text:span text:style-name="T6">);</text:span></text:p><text:p text:style-name="P17"/><text:p text:style-name="P4">// 현재위치에서지연생성을하면랙에쩔수있으니까한번활성화해준다.</text:p><text:p text:style-name="P6"><text:span text:style-name="T3">MBox</text:span><text:span text:style-name="T6"> </text:span><text:span text:style-name="T3">vCurrentBox</text:span><text:span text:style-name="T6">( </text:span><text:span text:style-name="T3">vMyPos</text:span><text:span text:style-name="T6"> - 5000.f, </text:span><text:span text:style-name="T3">vMyPos</text:span><text:span text:style-name="T6"> + 5000.f );</text:span></text:p><text:p text:style-name="P6"><text:span text:style-name="T3">std</text:span><text:span text:style-name="T6">::</text:span><text:span text:style-name="T3">vector</text:span><text:span text:style-name="T6">&lt; </text:span><text:span text:style-name="T11">const</text:span><text:span text:style-name="T6"> </text:span><text:span text:style-name="T3">MBox</text:span><text:span text:style-name="T6">* &gt; </text:span><text:span text:style-name="T3">vList</text:span><text:span text:style-name="T6">;</text:span></text:p><text:p text:style-name="P6"><text:span text:style-name="T3">vList</text:span><text:span text:style-name="T6">.</text:span><text:span text:style-name="T3">push_back</text:span><text:span text:style-name="T6">(&amp;</text:span><text:span text:style-name="T3">vCurrentBox</text:span><text:span text:style-name="T6">);</text:span></text:p><text:p text:style-name="P6"><text:span text:style-name="T3">m_pPhysXStatic</text:span><text:span text:style-name="T6">-&gt;</text:span><text:span text:style-name="T3">ActivateStaticSubActorsByAreaList</text:span><text:span text:style-name="T6">(</text:span><text:span text:style-name="T3">vList</text:span><text:span text:style-name="T6">);</text:span></text:p></draw:text-box></draw:frame></text:p>
            </text:list-item>
          </text:list>
        </text:list-item>
        <text:list-item>
          <text:p text:style-name="P14"><text:soft-page-break/>TransformController (통칭, TC)</text:p>
          <text:list>
            <text:list-item>
              <text:p text:style-name="P14">RealSpace/Client 와 MPhysX간의 통신을 위한 객체</text:p>
            </text:list-item>
            <text:list-item>
              <text:p text:style-name="P14">실제적으로 통신이 필요한 MPxObjDynamic과 연계</text:p>
            </text:list-item>
            <text:list-item>
              <text:p text:style-name="P14">두가지 타입의 Entity</text:p>
              <text:list>
                <text:list-item>
                  <text:p text:style-name="P14">Client/RActor와 강한 관계에 있는 MPxTcEntity</text:p>
                </text:list-item>
                <text:list-item>
                  <text:p text:style-name="P14">MPxObjDynamic과 연결이 강한 MPxDynamicObjectEntity</text:p>
                </text:list-item>
              </text:list>
            </text:list-item>
            <text:list-item>
              <text:p text:style-name="P14">TransformController는 클라이언트가 가진다</text:p>
              <text:p text:style-name="P14"><draw:frame draw:style-name="fr1" draw:name="프레임3" text:anchor-type="as-char" svg:width="13.492cm" draw:z-index="3"><draw:text-box fo:min-height="5.186cm"><text:p text:style-name="P5"><text:span text:style-name="T3">XModuleEntity</text:span><text:span text:style-name="T6">::</text:span><text:span text:style-name="T3">XModuleEntity</text:span><text:span text:style-name="T6">(</text:span><text:span text:style-name="T3">XObject</text:span><text:span text:style-name="T6">* </text:span><text:span text:style-name="T3">pOwner</text:span><text:span text:style-name="T6">) </text:span></text:p><text:p text:style-name="P7"><text:span text:style-name="T6">: </text:span><text:span text:style-name="T3">Xmodule</text:span><text:span text:style-name="T6">(</text:span><text:span text:style-name="T3">pOwner</text:span><text:span text:style-name="T6">)</text:span></text:p><text:p text:style-name="P8">...</text:p><text:p text:style-name="P8">{</text:p><text:p text:style-name="P17"><text:tab/>...</text:p><text:p text:style-name="P7"><text:span text:style-name="T7"><text:tab/></text:span><text:span text:style-name="T3">pTc</text:span><text:span text:style-name="T6"> = </text:span><text:span text:style-name="T11">new</text:span><text:span text:style-name="T6"> </text:span><text:span text:style-name="T3">MPxDynamicActorNodeTC</text:span><text:span text:style-name="T6">(</text:span><text:span text:style-name="T3">m_pTcEntity</text:span><text:span text:style-name="T6">);</text:span></text:p><text:p text:style-name="P7"><text:span text:style-name="T6"><text:tab/></text:span><text:span text:style-name="T3">MPxDynamicActorNodeTC</text:span><text:span text:style-name="T6">::</text:span><text:span text:style-name="T3">SetID</text:span><text:span text:style-name="T6">(</text:span><text:span text:style-name="T3">nTcID</text:span><text:span text:style-name="T6">++);</text:span></text:p><text:p text:style-name="P7"><text:span text:style-name="T6"><text:tab/></text:span><text:span text:style-name="T3">m_vecTransformControllers</text:span><text:span text:style-name="T6">.</text:span><text:span text:style-name="T3">push_back</text:span><text:span text:style-name="T6">(</text:span><text:span text:style-name="T3">pTc</text:span><text:span text:style-name="T6">);</text:span></text:p><text:p text:style-name="P17"><text:tab/>...</text:p></draw:text-box></draw:frame></text:p>
            </text:list-item>
            <text:list-item>
              <text:p text:style-name="P14">MPxTcEntity도 클라이언트가 가지고 TC들과 연결지어진다</text:p>
              <text:p text:style-name="P14"><draw:frame draw:style-name="fr1" draw:name="프레임4" text:anchor-type="as-char" svg:width="13.492cm" draw:z-index="4"><draw:text-box fo:min-height="5.186cm"><text:p text:style-name="P5"><text:span text:style-name="T3">XModuleEntity</text:span><text:span text:style-name="T6">::</text:span><text:span text:style-name="T3">XModuleEntity</text:span><text:span text:style-name="T6">(</text:span><text:span text:style-name="T3">XObject</text:span><text:span text:style-name="T6">* </text:span><text:span text:style-name="T3">pOwner</text:span><text:span text:style-name="T6">)</text:span></text:p><text:p text:style-name="P6"><text:span text:style-name="T6">: </text:span><text:span text:style-name="T3">Xmodule</text:span><text:span text:style-name="T6">(</text:span><text:span text:style-name="T3">pOwner</text:span><text:span text:style-name="T6">)</text:span></text:p><text:p text:style-name="P16">...</text:p><text:p text:style-name="P8">{</text:p><text:p text:style-name="P8"><text:tab/>...</text:p><text:p text:style-name="P7"><text:span text:style-name="T6"><text:tab/></text:span><text:span text:style-name="T11">class</text:span><text:span text:style-name="T6"> </text:span><text:span text:style-name="T3">XPxTcEntity</text:span><text:span text:style-name="T6"> : </text:span><text:span text:style-name="T11">public</text:span><text:span text:style-name="T6"> </text:span><text:span text:style-name="T3">MPxTcEntity</text:span></text:p><text:p text:style-name="P8"><text:tab/>{</text:p><text:p text:style-name="P7"><text:span text:style-name="T6"><text:tab/></text:span><text:span text:style-name="T11">public</text:span><text:span text:style-name="T6">:</text:span></text:p><text:p text:style-name="P7"><text:span text:style-name="T6"><text:tab/><text:tab/></text:span><text:span text:style-name="T3">XPxTcEntity</text:span><text:span text:style-name="T6">(</text:span><text:span text:style-name="T3">XModuleEntity</text:span><text:span text:style-name="T6">* </text:span><text:span text:style-name="T3">pOwnerEntity</text:span><text:span text:style-name="T6">) :</text:span></text:p><text:p text:style-name="P7"><text:span text:style-name="T6"><text:tab/><text:tab/><text:tab/><text:tab/><text:tab/><text:tab/></text:span><text:span text:style-name="T3">m_pOwnerEntity</text:span><text:span text:style-name="T6">(</text:span><text:span text:style-name="T3">pOwnerEntity</text:span><text:span text:style-name="T6">) {}</text:span></text:p><text:p text:style-name="P7"><text:span text:style-name="T6"><text:tab/><text:tab/></text:span><text:span text:style-name="T11">virtual</text:span><text:span text:style-name="T6"> ~</text:span><text:span text:style-name="T3">XPxTcEntity</text:span><text:span text:style-name="T6">(){}</text:span></text:p><text:p text:style-name="P8"/><text:p text:style-name="P7"><text:span text:style-name="T6"><text:tab/><text:tab/></text:span><text:span text:style-name="T11">virtual</text:span><text:span text:style-name="T6"> </text:span><text:span text:style-name="T3">rs3</text:span><text:span text:style-name="T6">::</text:span><text:span text:style-name="T3">RActor</text:span><text:span text:style-name="T6">* </text:span><text:span text:style-name="T3">GetActor</text:span><text:span text:style-name="T6">()</text:span></text:p><text:p text:style-name="P8"><text:tab/><text:tab/>{</text:p><text:p text:style-name="P7"><text:span text:style-name="T6"><text:tab/><text:tab/><text:tab/></text:span><text:span text:style-name="T11">return</text:span><text:span text:style-name="T6"> </text:span><text:span text:style-name="T3">m_pOwnerEntity</text:span><text:span text:style-name="T6">-&gt;</text:span><text:span text:style-name="T3">GetActor</text:span><text:span text:style-name="T6">();</text:span></text:p><text:p text:style-name="P8"><text:tab/><text:tab/>}</text:p><text:p text:style-name="P28"><text:tab/>...</text:p><text:p text:style-name="P28"><text:tab/>};</text:p><text:p text:style-name="P28"/><text:p text:style-name="P2"><text:span text:style-name="T6"><text:tab/></text:span><text:span text:style-name="T3">m_pTcEntity</text:span><text:span text:style-name="T6"> = </text:span><text:span text:style-name="T11">new</text:span><text:span text:style-name="T6"> </text:span><text:span text:style-name="T3">XpxTcEntity</text:span><text:span text:style-name="T6">(</text:span><text:span text:style-name="T11">this</text:span><text:span text:style-name="T6">);</text:span></text:p><text:p text:style-name="P28"><text:tab/>...</text:p></draw:text-box></draw:frame></text:p>
            </text:list-item>
          </text:list>
        </text:list-item>
        <text:list-item>
          <text:p text:style-name="P14"><text:soft-page-break/>MPxDynamicObjectEntity</text:p>
          <text:list>
            <text:list-item>
              <text:p text:style-name="P14">MPxDynamicObjectEntity는 TC가 가지고 MPxTcEntity들과 연결지어진다.</text:p>
            </text:list-item>
            <text:list-item>
              <text:p text:style-name="P14">MPxDynamicObjectEntity는 MPxObjDynamic::DynamicObjectEntity를 상속</text:p>
            </text:list-item>
            <text:list-item>
              <text:p text:style-name="P14">MPxDynamicObjectEntity는 <text:s/>MPxObjDynamic으로부터 호출되어진다.</text:p>
              <text:p text:style-name="P14"><draw:frame draw:style-name="fr1" draw:name="프레임5" text:anchor-type="as-char" svg:width="13.492cm" draw:z-index="5"><draw:text-box fo:min-height="5.186cm"><text:p text:style-name="P19"><text:span text:style-name="T13">void</text:span><text:span text:style-name="T16"> </text:span><text:span text:style-name="T5">MPxObjDynamic</text:span><text:span text:style-name="T16">::</text:span><text:span text:style-name="T5">ActivateSubActorsAll</text:span><text:span text:style-name="T16">()</text:span></text:p><text:p text:style-name="P21">{</text:p><text:p text:style-name="P24"><text:span text:style-name="T8"><text:tab/></text:span><text:span text:style-name="T4">ActivateAllSubActors</text:span><text:span text:style-name="T8">();</text:span></text:p><text:p text:style-name="P24"><text:span text:style-name="T8"><text:tab/></text:span><text:span text:style-name="T12">if</text:span><text:span text:style-name="T8"> (</text:span><text:span text:style-name="T4">m_pDynamicObjectEntity</text:span><text:span text:style-name="T8">)</text:span></text:p><text:p text:style-name="P21"><text:tab/>{</text:p><text:p text:style-name="P24"><text:span text:style-name="T8"><text:tab/><text:tab/></text:span><text:span text:style-name="T4">_ASSERT</text:span><text:span text:style-name="T8">(</text:span><text:span text:style-name="T4">m_pPhysX</text:span><text:span text:style-name="T8">);</text:span></text:p><text:p text:style-name="P24"><text:span text:style-name="T8"><text:tab/><text:tab/></text:span><text:span text:style-name="T4">MMatrix</text:span><text:span text:style-name="T8"> </text:span><text:span text:style-name="T4">matWorld</text:span><text:span text:style-name="T8">;</text:span></text:p><text:p text:style-name="P24"><text:span text:style-name="T8"><text:tab/><text:tab/></text:span><text:span text:style-name="T4">m_pDynamicObjectEntity</text:span><text:span text:style-name="T8">-&gt;</text:span><text:span text:style-name="T4">OnActivatedSubActorsAll</text:span><text:span text:style-name="T8">(</text:span><text:span text:style-name="T4">matWorld</text:span><text:span text:style-name="T8">);</text:span></text:p><text:p text:style-name="P24"><text:span text:style-name="T8"><text:tab/><text:tab/></text:span><text:span text:style-name="T4">DoSetWorldTransform</text:span><text:span text:style-name="T8">(</text:span><text:span text:style-name="T4">matWorld</text:span><text:span text:style-name="T8">);</text:span></text:p><text:p text:style-name="P21"><text:tab/>}</text:p><text:p text:style-name="P24"><text:span text:style-name="T8"><text:tab/></text:span><text:span text:style-name="T4">DoUpdateTransform</text:span><text:span text:style-name="T8">();</text:span></text:p><text:p text:style-name="P24"><text:span text:style-name="T8"><text:tab/></text:span><text:span text:style-name="T4">m_bActive</text:span><text:span text:style-name="T8"> = </text:span><text:span text:style-name="T12">true</text:span><text:span text:style-name="T8">;</text:span></text:p><text:p text:style-name="P21">}</text:p><text:p text:style-name="P20">...</text:p><text:p text:style-name="P20"><text:span text:style-name="T13">void</text:span><text:span text:style-name="T16"> </text:span><text:span text:style-name="T5">MPxObjDynamic</text:span><text:span text:style-name="T16">::</text:span><text:span text:style-name="T5">NotifyResultOnSimulated</text:span><text:span text:style-name="T16">()</text:span></text:p><text:p text:style-name="P21">{</text:p><text:p text:style-name="P24"><text:span text:style-name="T8"><text:tab/></text:span><text:span text:style-name="T14">// Entity 와관련된Notify 시작</text:span></text:p><text:p text:style-name="P24"><text:span text:style-name="T8"><text:tab/></text:span><text:span text:style-name="T12">if</text:span><text:span text:style-name="T8"> (</text:span><text:span text:style-name="T4">NULL</text:span><text:span text:style-name="T8"> == </text:span><text:span text:style-name="T4">m_pDynamicObjectEntity</text:span><text:span text:style-name="T8">)</text:span></text:p><text:p text:style-name="P24"><text:span text:style-name="T8"><text:tab/><text:tab/></text:span><text:span text:style-name="T12">return</text:span><text:span text:style-name="T8">;</text:span></text:p><text:p text:style-name="P24"><text:span text:style-name="T8"><text:tab/></text:span><text:span text:style-name="T12">if</text:span><text:span text:style-name="T8">(!</text:span><text:span text:style-name="T4">m_bObservingResultOnSimulated</text:span><text:span text:style-name="T8">)</text:span></text:p><text:p text:style-name="P24"><text:span text:style-name="T8"><text:tab/><text:tab/></text:span><text:span text:style-name="T12">return</text:span><text:span text:style-name="T8">;</text:span></text:p><text:p text:style-name="P21"/><text:p text:style-name="P24"><text:span text:style-name="T8"><text:tab/></text:span><text:span text:style-name="T14">// SubActor 단위Notify</text:span></text:p><text:p text:style-name="P24"><text:span text:style-name="T8"><text:tab/></text:span><text:span text:style-name="T12">const</text:span><text:span text:style-name="T8"> </text:span><text:span text:style-name="T4">list</text:span><text:span text:style-name="T8">&lt;</text:span><text:span text:style-name="T12">int</text:span><text:span text:style-name="T8">&gt;&amp; </text:span><text:span text:style-name="T4">listUsedHandle</text:span><text:span text:style-name="T8"> = </text:span><text:span text:style-name="T4">m_NxInfos</text:span><text:span text:style-name="T8">.</text:span><text:span text:style-name="T4">GetUsedHandleList</text:span><text:span text:style-name="T8">();</text:span></text:p><text:p text:style-name="P24"><text:span text:style-name="T8"><text:tab/></text:span><text:span text:style-name="T12">for</text:span><text:span text:style-name="T8"> (</text:span><text:span text:style-name="T4">list</text:span><text:span text:style-name="T8">&lt;</text:span><text:span text:style-name="T12">int</text:span><text:span text:style-name="T8">&gt;::</text:span><text:span text:style-name="T4">const_iterator</text:span><text:span text:style-name="T8"> </text:span><text:span text:style-name="T4">itr</text:span><text:span text:style-name="T8"> = </text:span><text:span text:style-name="T4">listUsedHandle</text:span><text:span text:style-name="T8">.</text:span><text:span text:style-name="T4">begin</text:span><text:span text:style-name="T8">();</text:span></text:p><text:p text:style-name="P24"><text:span text:style-name="T8"><text:tab/><text:tab/></text:span><text:span text:style-name="T4">itr</text:span><text:span text:style-name="T8"> != </text:span><text:span text:style-name="T4">listUsedHandle</text:span><text:span text:style-name="T8">.</text:span><text:span text:style-name="T4">end</text:span><text:span text:style-name="T8">(); ++</text:span><text:span text:style-name="T4">itr</text:span><text:span text:style-name="T8">)</text:span></text:p><text:p text:style-name="P21"><text:tab/>{</text:p><text:p text:style-name="P24"><text:span text:style-name="T8"><text:tab/><text:tab/></text:span><text:span text:style-name="T4">NX_INFO</text:span><text:span text:style-name="T8">&amp; </text:span><text:span text:style-name="T4">info</text:span><text:span text:style-name="T8"> = </text:span><text:span text:style-name="T4">m_NxInfos</text:span><text:span text:style-name="T8">.</text:span><text:span text:style-name="T4">Get</text:span><text:span text:style-name="T8">( *</text:span><text:span text:style-name="T4">itr</text:span><text:span text:style-name="T8"> );</text:span></text:p><text:p text:style-name="P24"><text:span text:style-name="T8"><text:tab/><text:tab/></text:span><text:span text:style-name="T12">if</text:span><text:span text:style-name="T8"> (</text:span><text:span text:style-name="T4">NULL</text:span><text:span text:style-name="T8"> == </text:span><text:span text:style-name="T4">info</text:span><text:span text:style-name="T8">.</text:span><text:span text:style-name="T4">m_pActor</text:span><text:span text:style-name="T8">)</text:span></text:p><text:p text:style-name="P24"><text:span text:style-name="T8"><text:tab/><text:tab/><text:tab/></text:span><text:span text:style-name="T12">continue</text:span><text:span text:style-name="T8">;</text:span></text:p><text:p text:style-name="P24"><text:span text:style-name="T8"><text:tab/><text:tab/></text:span><text:span text:style-name="T4">m_pDynamicObjectEntity</text:span><text:span text:style-name="T8">-&gt;</text:span><text:span text:style-name="T4">OnSubActorSimulated</text:span><text:span text:style-name="T8">(</text:span><text:span text:style-name="T4">info</text:span><text:span text:style-name="T8">.</text:span><text:span text:style-name="T4">m_pActor</text:span><text:span text:style-name="T8">);</text:span></text:p><text:p text:style-name="P21"><text:tab/>}</text:p><text:p text:style-name="P21"/><text:p text:style-name="P24"><text:span text:style-name="T8"><text:tab/></text:span><text:span text:style-name="T14">// PxObject (Dynamic) 단위Notify</text:span></text:p><text:p text:style-name="P24"><text:span text:style-name="T8"><text:tab/></text:span><text:span text:style-name="T4">m_pDynamicObjectEntity</text:span><text:span text:style-name="T8">-&gt;</text:span><text:span text:style-name="T4">OnSimulated</text:span><text:span text:style-name="T8">();</text:span></text:p><text:p text:style-name="P21">}</text:p></draw:text-box></draw:frame></text:p>
            </text:list-item>
          </text:list>
        </text:list-item>
      </text:list>
      <text:h text:style-name="P26" text:outline-level="2"><text:soft-page-break/>Breakable Parts</text:h>
      <text:list xml:id="list30397532" text:continue-list="list29517492" text:style-name="L1">
        <text:list-item>
          <text:p text:style-name="P13">Get MPxDynamicActorNodeTC / Prepare simulation</text:p>
        </text:list-item>
        <text:list-item>
          <text:p text:style-name="P13"><draw:frame draw:style-name="fr4" draw:name="그림2" text:anchor-type="paragraph" svg:y="1cm" svg:width="16.032cm" svg:height="13.619cm" draw:z-index="6"><draw:image xlink:href="Pictures/2000008700004DCD00004219241844A6.svm" xlink:type="simple" xlink:show="embed" xlink:actuate="onLoad"/></draw:frame>Create MPxDynamicActorNodeGroup(파츠 번호에 대응) / Start physics simulation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바탕1" style:font-size-asian="18pt" style:font-weight-asian="bold" style:font-name-complex="Mangal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바탕1" style:font-size-asian="24pt" style:font-weight-asian="bold" style:font-name-complex="Mangal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2T18:06:04.48</meta:creation-date>
    <dc:date>2011-02-23T10:27:32.88</dc:date>
    <meta:editing-duration>PT1H50M5S</meta:editing-duration>
    <meta:editing-cycles>43</meta:editing-cycles>
    <meta:generator>LibreOffice/3.3$Win32 LibreOffice_project/330m19$Build-5</meta:generator>
    <meta:document-statistic meta:table-count="0" meta:image-count="2" meta:object-count="0" meta:page-count="5" meta:paragraph-count="150" meta:word-count="513" meta:character-count="4695"/>
  </office:meta>
</office:document-meta>
</file>